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Qte Son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])" office:value-type="float" office:value="48" calcext:value-type="float">
            <text:p>48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Achats :</text:p>
          </table:table-cell>
          <table:table-cell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 table:number-columns-repeated="2"/>
          <table:table-cell office:value-type="string" calcext:value-type="string">
            <text:p>Pack Gateway + poin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50 Modules radios : </text:p>
          </table:table-cell>
          <table:table-cell table:style-name="ce5" table:formula="of:=(128.32+45)" office:value-type="currency" office:currency="EUR" office:value="173.32" calcext:value-type="currency">
            <text:p>173,32 €</text:p>
          </table:table-cell>
          <table:table-cell table:style-name="ce5" table:formula="of:=[.B13]/47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3]*[.C13]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H13]*[.C13]" office:value-type="currency" office:currency="EUR" office:value="3.68765957446809" calcext:value-type="currency">
            <text:p>3,6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 PCB modules thermo.</text:p>
          </table:table-cell>
          <table:table-cell table:style-name="ce5" office:value-type="currency" office:currency="EUR" office:value="38.25" calcext:value-type="currency">
            <text:p>38,25 €</text:p>
          </table:table-cell>
          <table:table-cell table:style-name="ce5" table:formula="of:=[.B1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4]*[.C14]" office:value-type="currency" office:currency="EUR" office:value="0.6375" calcext:value-type="currency">
            <text:p>0,64 €</text:p>
          </table:table-cell>
          <table:table-cell table:number-columns-repeated="2"/>
          <table:table-cell table:style-name="ce5" table:formula="of:=[.H14]*[.C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CB Gateway</text:p>
          </table:table-cell>
          <table:table-cell table:style-name="ce5" office:value-type="currency" office:currency="EUR" office:value="13.31" calcext:value-type="currency">
            <text:p>13,31 €</text:p>
          </table:table-cell>
          <table:table-cell table:style-name="ce5" table:formula="of:=[.B1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5" table:formula="of:=[.E15]*[.C15]" office:value-type="currency" office:currency="EUR" office:value="0" calcext:value-type="currency">
            <text:p>0,0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H15]*[.C15]" office:value-type="currency" office:currency="EUR" office:value="1.331" calcext:value-type="currency">
            <text:p>1,3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Res 4,7K</text:p>
          </table:table-cell>
          <table:table-cell table:style-name="ce5" office:value-type="currency" office:currency="EUR" office:value="1.29" calcext:value-type="currency">
            <text:p>1,29 €</text:p>
          </table:table-cell>
          <table:table-cell table:style-name="ce5" table:formula="of:=[.B16]/100" office:value-type="currency" office:currency="EUR" office:value="0.0129" calcext:value-type="currency">
            <text:p>0,01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E16]*[.C16]" office:value-type="currency" office:currency="EUR" office:value="0.0258" calcext:value-type="currency">
            <text:p>0,03 €</text:p>
          </table:table-cell>
          <table:table-cell table:number-columns-repeated="2"/>
          <table:table-cell table:style-name="ce5" table:formula="of:=[.H16]*[.C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pointes à ressort</text:p>
          </table:table-cell>
          <table:table-cell table:style-name="ce5" office:value-type="currency" office:currency="EUR" office:value="1.15" calcext:value-type="currency">
            <text:p>1,15 €</text:p>
          </table:table-cell>
          <table:table-cell table:style-name="ce5" table:formula="of:=[.B17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5" table:formula="of:=[.E17]*[.C17]" office:value-type="currency" office:currency="EUR" office:value="0" calcext:value-type="currency">
            <text:p>0,00 €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table:formula="of:=[.H17]*[.C17]" office:value-type="currency" office:currency="EUR" office:value="0.138" calcext:value-type="currency">
            <text:p>0,14 €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0 support pile 3V</text:p>
          </table:table-cell>
          <table:table-cell table:style-name="ce5" office:value-type="currency" office:currency="EUR" office:value="5.85" calcext:value-type="currency">
            <text:p>5,85 €</text:p>
          </table:table-cell>
          <table:table-cell table:style-name="ce5" table:formula="of:=[.B18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8]*[.C18]" office:value-type="currency" office:currency="EUR" office:value="0.0975" calcext:value-type="currency">
            <text:p>0,10 €</text:p>
          </table:table-cell>
          <table:table-cell table:number-columns-repeated="2"/>
          <table:table-cell table:style-name="ce5" table:formula="of:=[.H18]*[.C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Capa 10uF</text:p>
          </table:table-cell>
          <table:table-cell table:style-name="ce5" office:value-type="currency" office:currency="EUR" office:value="2.75" calcext:value-type="currency">
            <text:p>2,75 €</text:p>
          </table:table-cell>
          <table:table-cell table:style-name="ce5" table:formula="of:=[.B19]/100" office:value-type="currency" office:currency="EUR" office:value="0.0275" calcext:value-type="currency">
            <text:p>0,03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E19]*[.C19]" office:value-type="currency" office:currency="EUR" office:value="0.055" calcext:value-type="currency">
            <text:p>0,06 €</text:p>
          </table:table-cell>
          <table:table-cell table:number-columns-repeated="2"/>
          <table:table-cell table:style-name="ce5" table:formula="of:=[.H19]*[.C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0 Self 10uH</text:p>
          </table:table-cell>
          <table:table-cell table:style-name="ce5" office:value-type="currency" office:currency="EUR" office:value="3.15" calcext:value-type="currency">
            <text:p>3,15 €</text:p>
          </table:table-cell>
          <table:table-cell table:style-name="ce5" table:formula="of:=[.B20]/50" office:value-type="currency" office:currency="EUR" office:value="0.063" calcext:value-type="currency">
            <text:p>0,06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20]*[.C20]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5" table:formula="of:=[.H20]*[.C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0 AMS1117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style-name="ce5" table:formula="of:=[.B21]/10" office:value-type="currency" office:currency="EUR" office:value="0.186" calcext:value-type="currency">
            <text:p>0,19 €</text:p>
          </table:table-cell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5" table:formula="of:=[.H21]*[.C21]" office:value-type="currency" office:currency="EUR" office:value="0.186" calcext:value-type="currency">
            <text:p>0,19 €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0 74LVC245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style-name="ce5" table:formula="of:=[.B22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5" table:formula="of:=[.H22]*[.C22]" office:value-type="currency" office:currency="EUR" office:value="0.34" calcext:value-type="currency">
            <text:p>0,34 €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duino nano</text:p>
          </table:table-cell>
          <table:table-cell table:style-name="ce5" office:value-type="currency" office:currency="EUR" office:value="2.2" calcext:value-type="currency">
            <text:p>2,20 €</text:p>
          </table:table-cell>
          <table:table-cell table:style-name="ce5" table:formula="of:=[.B23]/1" office:value-type="currency" office:currency="EUR" office:value="2.2" calcext:value-type="currency">
            <text:p>2,20 €</text:p>
          </table:table-cell>
          <table:table-cell table:number-columns-repeated="2"/>
          <table:table-cell table:style-name="ce5"/>
          <table:table-cell table:number-columns-repeated="2"/>
          <table:table-cell table:style-name="ce5" table:formula="of:=[.H23]*[.C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upport pile 2xAA</text:p>
          </table:table-cell>
          <table:table-cell table:style-name="ce5" office:value-type="currency" office:currency="EUR" office:value="1.2" calcext:value-type="currency">
            <text:p>1,20 €</text:p>
          </table:table-cell>
          <table:table-cell table:style-name="ce5" table:formula="of:=[.B24]/10" office:value-type="currency" office:currency="EUR" office:value="0.12" calcext:value-type="currency">
            <text:p>0,12 €</text:p>
          </table:table-cell>
          <table:table-cell table:number-columns-repeated="2"/>
          <table:table-cell table:style-name="ce5" table:formula="of:=[.E24]*[.C24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http://www.ebay.fr/itm/10Pcs-Useful-Wired-Connector-2x1-5V-AA-Battery-Holder-Plastic-Case-Storage-Box-/262614386016?hash=item3d25098560:g:ZGwAAOSwxg5X0M6n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6" table:formula="of:=SUM([.F13:.F24])" office:value-type="currency" office:currency="EUR" office:value="4.56645957446809" calcext:value-type="currency">
            <text:p>4,57 €</text:p>
          </table:table-cell>
          <table:table-cell table:number-columns-repeated="2"/>
          <table:table-cell table:style-name="ce6" table:formula="of:=SUM([.I13:.I24])" office:value-type="currency" office:currency="EUR" office:value="5.68265957446809" calcext:value-type="currency">
            <text:p>5,68 €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Benoit : </text:p>
          </table:table-cell>
          <table:table-cell/>
          <table:table-cell table:style-name="ce6" table:formula="of:=[.B29]*[.I25]+[.B30]*[.F25]" office:value-type="currency" office:currency="EUR" office:value="102.694510638298" calcext:value-type="currency">
            <text:p>102,69 €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nck</text:p>
          </table:table-cell>
          <table:table-cell/>
          <table:table-cell table:style-name="ce6" table:formula="of:=[.B32]*[.I25]+[.B33]*[.F25]" office:value-type="currency" office:currency="EUR" office:value="51.347255319149" calcext:value-type="currency">
            <text:p>51,35 €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ny P</text:p>
          </table:table-cell>
          <table:table-cell/>
          <table:table-cell table:style-name="ce6" table:formula="of:=[.B35]*[.I25]+[.B36]*[.F25]" office:value-type="currency" office:currency="EUR" office:value="28.5149574468085" calcext:value-type="currency">
            <text:p>28,51 €</text:p>
          </table:table-cell>
          <table:table-cell office:value-type="string" calcext:value-type="string">
            <text:p>+2,20 pour nano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homas</text:p>
          </table:table-cell>
          <table:table-cell/>
          <table:table-cell table:style-name="ce6" table:formula="of:=[.B38]*[.I25]+[.B39]*[.F25]" office:value-type="currency" office:currency="EUR" office:value="19.3820382978724" calcext:value-type="currency">
            <text:p>19,38 €</text:p>
          </table:table-cell>
          <table:table-cell table:number-columns-repeated="4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amien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2,20 pour nano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ascal Pontier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û :</text:p>
          </table:table-cell>
          <table:table-cell table:number-columns-repeated="4"/>
          <table:table-cell table:style-name="ce7" office:value-type="string" calcext:value-type="string">
            <text:p>Benoit a pris 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tmega Franck</text:p>
          </table:table-cell>
          <table:table-cell table:style-name="ce5" table:formula="of:=1.1*15" office:value-type="currency" office:currency="EUR" office:value="16.5" calcext:value-type="currency">
            <text:p>16,50 €</text:p>
          </table:table-cell>
          <table:table-cell table:number-columns-repeated="3"/>
          <table:table-cell office:value-type="string" calcext:value-type="string">
            <text:p>5 car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LVC245 Benoit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number-columns-repeated="3"/>
          <table:table-cell office:value-type="string" calcext:value-type="string">
            <text:p>5 support pile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5 modules r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e HCW :</text:p>
          </table:table-cell>
          <table:table-cell table:style-name="ce5" table:formula="of:=SUM([.B51:.B61])" office:value-type="currency" office:currency="EUR" office:value="27.61" calcext:value-type="currency">
            <text:p>27,61 €</text:p>
          </table:table-cell>
          <table:table-cell table:number-columns-repeated="3"/>
          <table:table-cell office:value-type="string" calcext:value-type="string">
            <text:p>5 condo 100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Vendus</text:p>
          </table:table-cell>
          <table:table-cell table:style-name="ce5" office:value-type="currency" office:currency="EUR" office:value="16.4" calcext:value-type="currency">
            <text:p>16,40 €</text:p>
          </table:table-cell>
          <table:table-cell table:number-columns-repeated="3"/>
          <table:table-cell office:value-type="string" calcext:value-type="string">
            <text:p>je lui dois 1 Atme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office:value-type="currency" office:currency="EUR" office:value="-1.96" calcext:value-type="currency">
            <text:p>-1,96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-1.1" calcext:value-type="currency">
            <text:p>-1,1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vendu</text:p>
          </table:table-cell>
          <table:table-cell table:style-name="ce5" office:value-type="currency" office:currency="EUR" office:value="8.2" calcext:value-type="currency">
            <text:p>8,2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-1.1" calcext:value-type="currency">
            <text:p>-1,1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table:formula="of:=[.B52]/2" office:value-type="currency" office:currency="EUR" office:value="-0.98" calcext:value-type="currency">
            <text:p>-0,98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vendu</text:p>
          </table:table-cell>
          <table:table-cell table:style-name="ce5" office:value-type="currency" office:currency="EUR" office:value="7.85" calcext:value-type="currency">
            <text:p>7,8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0.85" calcext:value-type="currency">
            <text:p>0,8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table:formula="of:=[.B55]/2" office:value-type="currency" office:currency="EUR" office:value="-0.55" calcext:value-type="currency">
            <text:p>-0,55 €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b Modules radio 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 Fil pilot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Fil pilot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Relais Reed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Puissanc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Input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Relai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08:18:30.28344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3-01T08:19:29.314588571</dc:date>
    <meta:editing-duration>PT1H50M34S</meta:editing-duration>
    <meta:editing-cycles>19</meta:editing-cycles>
    <meta:generator>LibreOffice/5.1.4.2$Linux_X86_64 LibreOffice_project/10m0$Build-2</meta:generator>
    <meta:document-statistic meta:table-count="1" meta:cell-count="165" meta:object-count="0"/>
  </office:meta>
</office:document-meta>
</file>